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5.509cm" svg:height="0.823cm" draw:transform="rotate (-1.55264490257416) translate (3.74729414234462cm 2.34611761329975cm)" svg:viewBox="0 0 5510 824" svg:d="M137 704c341 30 1998 109 2718 117 720 9 2244-7 2618-12 128 3-113-706-225-710-337-14-1205 92-2042 102-837 9-2795-127-3152-201-120-16-17 694 83 704z">
          <text:p/>
        </draw:path>
        <draw:path draw:style-name="gr1" draw:text-style-name="P1" draw:layer="layout" svg:width="0.903cm" svg:height="0.661cm" draw:transform="rotate (-2.15757602131539) translate (3.87082444043709cm 7.5916151038323cm)" svg:viewBox="0 0 904 662" svg:d="M527 644c137-64 329-219 367-368 35-139-27-185-184-242-156-57-351-32-459-3-277 72-309 187-173 370 136 181 313 308 449 243z">
          <text:p/>
        </draw:path>
        <draw:path draw:style-name="gr1" draw:text-style-name="P1" draw:layer="layout" svg:width="0.903cm" svg:height="0.66cm" draw:transform="skewX (0.00122173047639597) rotate (-2.15652882376419) translate (3.87570697154202cm 2.380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1cm" svg:height="6.103cm" draw:transform="rotate (0.651007810993885) translate (2.36048679737884cm 3.92784297171976cm)" svg:viewBox="0 0 4111 6104" svg:d="M3347 315c901 573 966 1477 401 2305-564 829-983 1600-2251 2926-361 377-954 679-1430 509-242-86 237-721 425-644 187 76 446-106 682-370 901-1008 1580-1993 1960-2669 381-677 73-1340-443-1608-518-269-1101-215-1772 128-453 201-851-182-234-505 616-322 1761-645 2662-72z">
          <text:p/>
        </draw:path>
        <draw:path draw:style-name="gr1" draw:text-style-name="P1" draw:layer="layout" svg:width="0.902cm" svg:height="0.661cm" draw:transform="skewX (0.001221730476396) rotate (-2.1556561591382) translate (6.61945731859441cm 8.05862916649461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3:59:00.037000000</dc:date>
    <meta:editing-duration>PT2M59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